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orizontal_20_Line">
      <style:text-properties fo:language="fr" fo:country="FR"/>
    </style:style>
    <style:style style:name="P2" style:family="paragraph" style:parent-style-name="Horizontal_20_Line">
      <style:text-properties fo:language="fr" fo:country="FR" officeooo:paragraph-rsid="0013d14b"/>
    </style:style>
    <style:style style:name="P3" style:family="paragraph" style:parent-style-name="Standard">
      <style:text-properties fo:language="fr" fo:country="FR" officeooo:rsid="000e1bde" officeooo:paragraph-rsid="000e1bde"/>
    </style:style>
    <style:style style:name="P4" style:family="paragraph" style:parent-style-name="Standard" style:master-page-name="">
      <style:paragraph-properties style:page-number="auto" fo:break-before="page"/>
      <style:text-properties fo:language="fr" fo:country="FR" officeooo:rsid="000e1bde" officeooo:paragraph-rsid="000e1bde"/>
    </style:style>
    <style:style style:name="P5" style:family="paragraph" style:parent-style-name="Standard">
      <style:text-properties fo:language="fr" fo:country="FR" officeooo:rsid="000e1bde" officeooo:paragraph-rsid="001b51e2"/>
    </style:style>
    <style:style style:name="P6" style:family="paragraph" style:parent-style-name="Standard">
      <style:paragraph-properties fo:break-before="page"/>
      <style:text-properties fo:language="fr" fo:country="FR" officeooo:rsid="0010b5f3" officeooo:paragraph-rsid="0010b5f3"/>
    </style:style>
    <style:style style:name="P7" style:family="paragraph" style:parent-style-name="Standard">
      <style:text-properties fo:language="fr" fo:country="FR" officeooo:rsid="0010b5f3" officeooo:paragraph-rsid="0010b5f3"/>
    </style:style>
    <style:style style:name="P8" style:family="paragraph" style:parent-style-name="Standard">
      <style:text-properties fo:language="fr" fo:country="FR" officeooo:rsid="0010b5f3" officeooo:paragraph-rsid="0013d14b"/>
    </style:style>
    <style:style style:name="P9" style:family="paragraph" style:parent-style-name="Standard">
      <style:paragraph-properties fo:break-before="page"/>
      <style:text-properties fo:language="fr" fo:country="FR" officeooo:rsid="00138922" officeooo:paragraph-rsid="00138922"/>
    </style:style>
    <style:style style:name="P10" style:family="paragraph" style:parent-style-name="Standard">
      <style:text-properties fo:language="fr" fo:country="FR" officeooo:rsid="00138922" officeooo:paragraph-rsid="00138922"/>
    </style:style>
    <style:style style:name="P11" style:family="paragraph" style:parent-style-name="Standard">
      <style:text-properties fo:language="fr" fo:country="FR" officeooo:rsid="00138922" officeooo:paragraph-rsid="0013d14b"/>
    </style:style>
    <style:style style:name="P12" style:family="paragraph" style:parent-style-name="Text_20_body">
      <style:paragraph-properties fo:break-before="page"/>
      <style:text-properties fo:language="fr" fo:country="FR" officeooo:rsid="00162034" officeooo:paragraph-rsid="00162034"/>
    </style:style>
    <style:style style:name="P13" style:family="paragraph" style:parent-style-name="Text_20_body">
      <style:text-properties fo:language="fr" fo:country="FR" officeooo:rsid="00162034" officeooo:paragraph-rsid="00162034"/>
    </style:style>
    <style:style style:name="P14" style:family="paragraph" style:parent-style-name="Text_20_body">
      <style:text-properties fo:language="fr" fo:country="FR" officeooo:rsid="00172760" officeooo:paragraph-rsid="00172760"/>
    </style:style>
    <style:style style:name="P15" style:family="paragraph" style:parent-style-name="Text_20_body">
      <style:paragraph-properties fo:break-before="page"/>
      <style:text-properties fo:language="fr" fo:country="FR" officeooo:rsid="00172760" officeooo:paragraph-rsid="0018fca6"/>
    </style:style>
    <style:style style:name="P16" style:family="paragraph" style:parent-style-name="Text_20_body">
      <style:text-properties fo:language="fr" fo:country="FR" officeooo:rsid="001b51e2" officeooo:paragraph-rsid="001b51e2"/>
    </style:style>
    <style:style style:name="P17" style:family="paragraph" style:parent-style-name="Text_20_body">
      <style:text-properties fo:language="fr" fo:country="FR" officeooo:rsid="001b51e2" officeooo:paragraph-rsid="001dc3be"/>
    </style:style>
    <style:style style:name="P18" style:family="paragraph" style:parent-style-name="Text_20_body">
      <style:text-properties officeooo:rsid="001ab978" officeooo:paragraph-rsid="001ab978"/>
    </style:style>
    <style:style style:name="P19" style:family="paragraph" style:parent-style-name="Text_20_body">
      <style:paragraph-properties fo:break-before="page"/>
      <style:text-properties officeooo:rsid="001b51e2" officeooo:paragraph-rsid="001b51e2"/>
    </style:style>
    <style:style style:name="P20" style:family="paragraph" style:parent-style-name="Text_20_body">
      <style:text-properties officeooo:rsid="001b51e2" officeooo:paragraph-rsid="001b51e2"/>
    </style:style>
    <style:style style:name="P21" style:family="paragraph" style:parent-style-name="Standard">
      <style:text-properties fo:language="fr" fo:country="FR" officeooo:rsid="0022fc9c" officeooo:paragraph-rsid="0022fc9c"/>
    </style:style>
    <style:style style:name="P22" style:family="paragraph" style:parent-style-name="Standard" style:list-style-name="L5">
      <style:text-properties officeooo:paragraph-rsid="0022fc9c"/>
    </style:style>
    <style:style style:name="P23" style:family="paragraph" style:parent-style-name="Standard" style:list-style-name="L5">
      <style:text-properties officeooo:rsid="0022fc9c" officeooo:paragraph-rsid="0022fc9c"/>
    </style:style>
    <style:style style:name="P24" style:family="paragraph" style:parent-style-name="Standard">
      <style:text-properties officeooo:rsid="0022fc9c" officeooo:paragraph-rsid="0022fc9c"/>
    </style:style>
    <style:style style:name="P25" style:family="paragraph" style:parent-style-name="Text_20_body" style:list-style-name="L1">
      <style:text-properties fo:language="fr" fo:country="FR" officeooo:rsid="0013d14b" officeooo:paragraph-rsid="0013d14b"/>
    </style:style>
    <style:style style:name="P26" style:family="paragraph" style:parent-style-name="Text_20_body" style:list-style-name="L2">
      <style:text-properties fo:language="fr" fo:country="FR"/>
    </style:style>
    <style:style style:name="P27" style:family="paragraph" style:parent-style-name="Text_20_body" style:list-style-name="L2">
      <style:text-properties fo:language="fr" fo:country="FR" officeooo:rsid="0015b8c0" officeooo:paragraph-rsid="0015b8c0"/>
    </style:style>
    <style:style style:name="P28" style:family="paragraph" style:parent-style-name="Text_20_body" style:list-style-name="L3">
      <style:text-properties fo:language="fr" fo:country="FR" officeooo:paragraph-rsid="0015b8c0"/>
    </style:style>
    <style:style style:name="P29" style:family="paragraph" style:parent-style-name="Text_20_body" style:list-style-name="L4">
      <style:text-properties officeooo:rsid="001742f6" officeooo:paragraph-rsid="001742f6"/>
    </style:style>
    <style:style style:name="P30" style:family="paragraph" style:parent-style-name="Text_20_body" style:list-style-name="L4">
      <style:text-properties officeooo:rsid="0018fca6" officeooo:paragraph-rsid="0018fca6"/>
    </style:style>
    <style:style style:name="T1" style:family="text">
      <style:text-properties style:font-name="Liberation Serif" style:font-name-asian="Liberation Serif" style:font-name-complex="Liberation Serif"/>
    </style:style>
    <style:style style:name="T2" style:family="text">
      <style:text-properties style:font-name="Liberation Serif" officeooo:rsid="00138922" style:font-name-asian="Liberation Serif" style:font-name-complex="Liberation Serif"/>
    </style:style>
    <style:style style:name="T3" style:family="text">
      <style:text-properties officeooo:rsid="0015b8c0"/>
    </style:style>
    <style:style style:name="T4" style:family="text">
      <style:text-properties officeooo:rsid="0018fca6"/>
    </style:style>
    <style:style style:name="T5" style:family="text">
      <style:text-properties officeooo:rsid="001b51e2"/>
    </style:style>
    <style:style style:name="T6" style:family="text">
      <style:text-properties officeooo:rsid="001be4dd"/>
    </style:style>
    <style:style style:name="T7" style:family="text">
      <style:text-properties officeooo:rsid="001dc3be"/>
    </style:style>
    <style:style style:name="T8" style:family="text">
      <style:text-properties fo:language="fr" fo:country="FR"/>
    </style:style>
    <style:style style:name="T9" style:family="text">
      <style:text-properties fo:language="fr" fo:country="FR" officeooo:rsid="0022fc9c"/>
    </style:style>
    <style:style style:name="T10" style:family="text">
      <style:text-properties officeooo:rsid="0023b381"/>
    </style:style>
    <style:style style:name="T11" style:family="text">
      <style:text-properties officeooo:rsid="00247aa5"/>
    </style:style>
    <style:style style:name="T12" style:family="text">
      <style:text-properties officeooo:rsid="002628f7"/>
    </style:style>
    <style:style style:name="T13" style:family="text">
      <style:text-properties officeooo:rsid="0026e4ef"/>
    </style:style>
    <style:style style:name="T14" style:family="text">
      <style:text-properties officeooo:rsid="00284b75"/>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Ce document contient des exemples d’exercices à adapter.</text:p>
      <text:p text:style-name="P21"/>
      <text:p text:style-name="P21">Il est utilisé :</text:p>
      <text:list text:style-name="L5">
        <text:list-item>
          <text:p text:style-name="P22"><text:span text:style-name="T9">dans les tests automatisés ;</text:span></text:p>
        </text:list-item>
        <text:list-item>
          <text:p text:style-name="P23"><text:span text:style-name="T8">pour communiquer <text:s/>au sujet des procédures d’extraction et adaptation.</text:span></text:p>
        </text:list-item>
      </text:list>
      <text:p text:style-name="P24"><text:span text:style-name="T8"/></text:p>
      <text:p text:style-name="P24"><text:span text:style-name="T8">Chaque page contient un exercice, suivi d’une brève description de la procédure à suivre pour l’extraire et l’adapter.</text:span></text:p>
      <text:p text:style-name="P4">Relève dans ce texte les verbes et les noms communs.</text:p>
      <text:p text:style-name="P3"/>
      <text:p text:style-name="P3">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3"/>
      <text:p text:style-name="P1"/>
      <text:p text:style-name="P17"><text:span text:style-name="T7">S</text:span>élection de mots <text:span text:style-name="T7">avec </text:span>deux <text:span text:style-name="T6">catégories</text:span>.</text:p>
      <text:list text:style-name="L1">
        <text:list-item>
          <text:p text:style-name="P25">Choisir le type d’adaptation : « Sélection de mots »</text:p>
        </text:list-item>
        <text:list-item>
          <text:p text:style-name="P25"><text:span text:style-name="T10">Cliquer sur la deuxième couleur </text:span><text:span text:style-name="T14">dans « Couleurs utilisables »</text:span></text:p>
        </text:list-item>
        <text:list-item>
          <text:p text:style-name="P25">Sélectionner la consigne dans le PDF</text:p>
        </text:list-item>
        <text:list-item>
          <text:p text:style-name="P25"><text:span text:style-name="T3">Idem pour</text:span> l’énoncé</text:p>
        </text:list-item>
        <text:list-item>
          <text:p text:style-name="P25">Dans la consigne, sélectionner « verbe » puis cliquer sur le bouton <text:span text:style-name="T10">de la première couleur</text:span></text:p>
        </text:list-item>
        <text:list-item>
          <text:p text:style-name="P25">Dans la consigne, sélectionner « noms communs » puis cliquer sur le bouton <text:span text:style-name="T10">de la seconde couleur</text:span></text:p>
        </text:list-item>
      </text:list>
      <text:p text:style-name="P6">Complète avec alpha, bravo ou charlie.</text:p>
      <text:p text:style-name="P7"/>
      <text:p text:style-name="P8">... est le premier. Le deuxième est ..., et le troisième est ....</text:p>
      <text:p text:style-name="P2"/>
      <text:p text:style-name="P16">Simple QCM.</text:p>
      <text:list text:style-name="L2">
        <text:list-item>
          <text:p text:style-name="P26">Choisir le type d’adaptation « Choix multiples (dans la consigne) »</text:p>
        </text:list-item>
        <text:list-item>
          <text:p text:style-name="P26">S’assurer que le trou à remplir est bien « ... »</text:p>
        </text:list-item>
        <text:list-item>
          <text:p text:style-name="P26">Sélectionner la consigne dans le PDF</text:p>
        </text:list-item>
        <text:list-item>
          <text:p text:style-name="P26"><text:span text:style-name="T3">Idem pour</text:span> l’énoncé</text:p>
        </text:list-item>
        <text:list-item>
          <text:p text:style-name="P27">Dans la consigne, sélectionner « alpha » puis cliquer sur le bouton « Choix »</text:p>
        </text:list-item>
        <text:list-item>
          <text:p text:style-name="P27">Idem pour « bravo » puis « charlie »</text:p>
        </text:list-item>
      </text:list>
      <text:p text:style-name="P9">Construis les noms communs féminins associés à ces verbes.</text:p>
      <text:p text:style-name="P10"/>
      <text:p text:style-name="P11">naviguer → … <text:span text:style-name="T1">▪ courir → … ▪ cuisiner→ …</text:span></text:p>
      <text:p text:style-name="P2"/>
      <text:p text:style-name="P16">Simple remplissage libre.</text:p>
      <text:list text:style-name="L3">
        <text:list-item>
          <text:p text:style-name="P28">Choisir le type d’adaptation « <text:span text:style-name="T3">Remplissage par texte libre</text:span> »</text:p>
        </text:list-item>
        <text:list-item>
          <text:p text:style-name="P28"><text:span text:style-name="T3">Choisir</text:span> le trou à remplir : « <text:span text:style-name="T2">… »</text:span></text:p>
        </text:list-item>
        <text:list-item>
          <text:p text:style-name="P28">Sélectionner la consigne dans le PDF</text:p>
        </text:list-item>
        <text:list-item>
          <text:p text:style-name="P28"><text:span text:style-name="T3">Idem pour</text:span> l’énoncé</text:p>
        </text:list-item>
      </text:list>
      <text:p text:style-name="P12">Indique le genre et le nombre des noms suivants.</text:p>
      <text:p text:style-name="P13">un éléphant <text:span text:style-name="T2">▪ </text:span><text:span text:style-name="T1">des chaises </text:span><text:span text:style-name="T2">▪ </text:span><text:span text:style-name="T1">des gens </text:span><text:span text:style-name="T2">▪ </text:span><text:span text:style-name="T1">une espace</text:span></text:p>
      <text:p text:style-name="P1"/>
      <text:p text:style-name="P13">J’ai besoin d’aide. <text:span text:style-name="T5">D</text:span>ouble QCM ?</text:p>
      <text:p text:style-name="P12">Choisis le verbe approprié dans les phrases suivantes.</text:p>
      <text:p text:style-name="P13">Vincent mangez/adore/détestes la grammaire.</text:p>
      <text:p text:style-name="P13">Claire cuisine/dessinai/naviguez très bien.</text:p>
      <text:p text:style-name="P1"/>
      <text:p text:style-name="P13"><text:span text:style-name="T11">J’ai besoin d’aider. </text:span><text:span text:style-name="T5">QCM avec choix dans l’énoncé.</text:span></text:p>
      <text:p text:style-name="P15">Colorie les articles en mauve et les adverbes en turquoise.</text:p>
      <text:p text:style-name="P14">A force d'aller en avant, il parvint au point où le brouillard de la fusillade devenait transparent. Si bien que les tirailleurs de la ligne rangés et à l'affût derrière leur levée de pavés, et les tirailleurs de la banlieue massés à l'angle de la rue, se montrèrent soudainement quelque chose qui remuait dans la fumée.</text:p>
      <text:p text:style-name="Horizontal_20_Line"/>
      <text:p text:style-name="P18"><text:span text:style-name="T5">Sélection de mots avec c</text:span>ouleurs personnalisées.</text:p>
      <text:list text:style-name="L4">
        <text:list-item>
          <text:p text:style-name="P29">Procé<text:span text:style-name="T4">der comme pour le précédent exercice de type « Sélection de mots »</text:span></text:p>
        </text:list-item>
        <text:list-item>
          <text:p text:style-name="P30">Personnaliser les couleurs avec <text:span text:style-name="T12">un clic droit da</text:span><text:span text:style-name="T13">n</text:span><text:span text:style-name="T12">s « Couleurs utilisables »</text:span></text:p>
        </text:list-item>
      </text:list>
      <text:p text:style-name="P19">Sélectionne les voyelles.</text:p>
      <text:p text:style-name="P5">Lorem ipsum dolor sit amet, consectetur adipiscing elit.</text:p>
      <text:p text:style-name="Horizontal_20_Line"/>
      <text:p text:style-name="P20">Sélection de lettres avec une seule catégori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1" fo:font-size="12pt" fo:language="fr" fo:country="F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1" fo:font-size="12pt" fo:language="fr" fo:country="F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8-22T07:37:41.096628371</meta:creation-date>
    <meta:generator>LibreOffice/24.2.5.2$Linux_X86_64 LibreOffice_project/420$Build-2</meta:generator>
    <dc:date>2024-08-29T15:13:30.323687812</dc:date>
    <meta:editing-duration>PT4H36M57S</meta:editing-duration>
    <meta:editing-cycles>22</meta:editing-cycles>
    <meta:document-statistic meta:table-count="0" meta:image-count="0" meta:object-count="0" meta:page-count="8" meta:paragraph-count="45" meta:word-count="502" meta:character-count="2897" meta:non-whitespace-character-count="2459"/>
  </office:meta>
</office:document-meta>
</file>